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 style:data-style-name="N106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6" style:family="table-row">
      <style:table-row-properties style:min-row-height="0.6cm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Heading_20_3">
      <style:text-properties style:font-name="Century Schoolbook L"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106">
      <number:day/>
      <number:text>. </number:text>
      <number:month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0">Místo konání</text:p>
      <text:p text:style-name="P8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0-31">
            <text:p text:style-name="P3">31. 10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1-14">
            <text:p text:style-name="P3">14. 11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1-21">
            <text:p text:style-name="P3">21. 11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2-05">
            <text:p text:style-name="P3">5. 12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6"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2-19">
            <text:p text:style-name="P3">19. 12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1-16">
            <text:p text:style-name="P3">16. 1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1-30">
            <text:p text:style-name="P3">30. 1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</table:table>
      <text:p text:style-name="P9"><draw:frame draw:style-name="fr2" draw:name="obrázky4" text:anchor-type="paragraph" svg:x="4.66cm" svg:y="0.034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9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0-10-25T18:39:54</dc:date>
    <meta:editing-duration>PT01H31M14S</meta:editing-duration>
    <meta:editing-cycles>23</meta:editing-cycles>
    <meta:generator>OpenOffice.org/3.2$Linux OpenOffice.org_project/320m19$Build-9505</meta:generator>
    <meta:document-statistic meta:table-count="3" meta:image-count="4" meta:object-count="0" meta:page-count="1" meta:paragraph-count="38" meta:word-count="111" meta:character-count="520"/>
    <meta:user-defined meta:name="Informace 1"/>
    <meta:user-defined meta:name="Informace 2"/>
    <meta:user-defined meta:name="Informace 3"/>
    <meta:user-defined meta:name="Informace 4"/>
  </office:meta>
</office:document-meta>
</file>